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ObjectFactory.parse( InputSource isrc , URI system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pelObject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Factory.createBpelObject( Element el ,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pelObjectFactory.BpelObjec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0">
            <text:p text:style-name="Table_20_Contents"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